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Info.getResul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Info.getResultC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Info.setResultStatus( String result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Info.setResultMsg( String result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Info.setResultCodeId( String resultCo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km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sultInfo.setResultCode( String resul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Info.getResult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Info.getResul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